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805cm" table:align="left"/>
    </style:style>
    <style:style style:name="表1.A" style:family="table-column">
      <style:table-column-properties style:column-width="2.401cm"/>
    </style:style>
    <style:style style:name="表1.B" style:family="table-column">
      <style:table-column-properties style:column-width="2.374cm"/>
    </style:style>
    <style:style style:name="表1.C" style:family="table-column">
      <style:table-column-properties style:column-width="2.295cm"/>
    </style:style>
    <style:style style:name="表1.D" style:family="table-column">
      <style:table-column-properties style:column-width="2.321cm"/>
    </style:style>
    <style:style style:name="表1.E" style:family="table-column">
      <style:table-column-properties style:column-width="2.454cm"/>
    </style:style>
    <style:style style:name="表1.F" style:family="table-column">
      <style:table-column-properties style:column-width="2.427cm"/>
    </style:style>
    <style:style style:name="表1.G" style:family="table-column">
      <style:table-column-properties style:column-width="2.533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5cm" style:rel-width="50%" table:align="left"/>
    </style:style>
    <style:style style:name="表3.A" style:family="table-column">
      <style:table-column-properties style:column-width="1.201cm" style:rel-column-width="4630*"/>
    </style:style>
    <style:style style:name="表3.G" style:family="table-column">
      <style:table-column-properties style:column-width="1.293cm"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6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able_20_Contents">
      <style:paragraph-properties fo:margin-top="0cm" fo:margin-bottom="0cm" fo:line-height="179%" fo:text-align="center" style:justify-single-word="false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8" style:family="paragraph" style:parent-style-name="Table_20_Contents">
      <style:paragraph-properties fo:margin-top="0cm" fo:margin-bottom="0cm" fo:line-height="179%" fo:text-align="center" style:justify-single-word="false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5" style:family="paragraph" style:parent-style-name="Text_20_body" style:list-style-name="L1">
      <style:paragraph-properties fo:margin-top="0cm" fo:margin-bottom="0.423cm" fo:line-height="179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1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2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1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bold"/>
    </style:style>
    <style:style style:name="T3" style:family="text">
      <style:text-properties style:font-name="Arial1" fo:font-size="11pt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bold"/>
    </style:style>
    <style:style style:name="T6" style:family="text">
      <style:text-properties style:font-name-asian="Arial1" style:font-size-asian="11pt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8" style:family="text">
      <style:text-properties style:language-asian="ja" style:country-asian="JP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b3dc362-7fff-0fcf-96eb-c859e2e5f40f"/>---------------------------------------------------------------------- [20190801_135900]</text:p>
      <text:p text:style-name="P2">お疲れ様です。</text:p>
      <text:p text:style-name="P2">来週の作業希望日の連絡です。</text:p>
      <text:p text:style-name="P2">よろしくお願いします。</text:p>
      <text:p text:style-name="Text_20_body"/>
      <text:p text:style-name="P4">岩淵</text:p>
      <text:p text:style-name="Text_20_body"/>
      <text:p text:style-name="P5"><text:span text:style-name="T1">========== </text:span><text:span text:style-name="T4">記 </text:span><text:span text:style-name="T1">==========</text:span></text:p>
      <text:p text:style-name="P3">１．作業希望日 （週１日希望　金曜、または、土曜）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row>
          <table:table-cell table:style-name="表1.A1" office:value-type="string">
            <text:p text:style-name="P6"><text:span text:style-name="T2">8/5</text:span><text:span text:style-name="T5">（月）</text:span></text:p>
          </table:table-cell>
          <table:table-cell table:style-name="表1.A1" office:value-type="string">
            <text:p text:style-name="P6"><text:span text:style-name="T2">8/6</text:span><text:span text:style-name="T5">（火）</text:span></text:p>
          </table:table-cell>
          <table:table-cell table:style-name="表1.A1" office:value-type="string">
            <text:p text:style-name="P6"><text:span text:style-name="T2">8/7</text:span><text:span text:style-name="T5">（水）</text:span></text:p>
          </table:table-cell>
          <table:table-cell table:style-name="表1.A1" office:value-type="string">
            <text:p text:style-name="P6"><text:span text:style-name="T2">8/8</text:span><text:span text:style-name="T5">（木）</text:span></text:p>
          </table:table-cell>
          <table:table-cell table:style-name="表1.A1" office:value-type="string">
            <text:p text:style-name="P6"><text:span text:style-name="T2">8/9</text:span><text:span text:style-name="T5">（金）</text:span></text:p>
          </table:table-cell>
          <table:table-cell table:style-name="表1.A1" office:value-type="string">
            <text:p text:style-name="P6"><text:span text:style-name="T2">8/10</text:span><text:span text:style-name="T5">（土）</text:span></text:p>
          </table:table-cell>
          <table:table-cell table:style-name="表1.A1" office:value-type="string">
            <text:p text:style-name="P6"><text:span text:style-name="T2">8/11</text:span><text:span text:style-name="T5">（日）</text:span></text:p>
          </table:table-cell>
        </table:table-row>
        <table:table-row>
          <table:table-cell table:style-name="表1.A1" office:value-type="string">
            <text:p text:style-name="P8">-</text:p>
          </table:table-cell>
          <table:table-cell table:style-name="表1.A1" office:value-type="string">
            <text:p text:style-name="P8">-</text:p>
          </table:table-cell>
          <table:table-cell table:style-name="表1.A1" office:value-type="string">
            <text:p text:style-name="P8">-</text:p>
          </table:table-cell>
          <table:table-cell table:style-name="表1.A1" office:value-type="string">
            <text:p text:style-name="P8">-</text:p>
          </table:table-cell>
          <table:table-cell table:style-name="表1.A1" office:value-type="string">
            <text:p text:style-name="P7">〇</text:p>
          </table:table-cell>
          <table:table-cell table:style-name="表1.A1" office:value-type="string">
            <text:p text:style-name="P7">〇</text:p>
          </table:table-cell>
          <table:table-cell table:style-name="表1.A1" office:value-type="string">
            <text:p text:style-name="P8">-</text:p>
          </table:table-cell>
        </table:table-row>
      </table:table>
      <text:list xml:id="list8944751661581635525" text:style-name="L1">
        <text:list-item>
          <text:p text:style-name="P15"><text:span text:style-name="T6">平常の、金 </text:span><text:span text:style-name="T3">or </text:span><text:span text:style-name="T6">土の希望日です。よろしくお願いします。</text:span></text:p>
        </text:list-item>
      </text:list>
      <text:p text:style-name="Text_20_body"/>
      <text:p text:style-name="P9">------------------------------------------------------------------------</text:p>
      <text:p text:style-name="P10"><text:span text:style-name="T6">【作業員　岩淵謙 </text:span><text:span text:style-name="T3">/ </text:span><text:span text:style-name="T6">作業日希望連絡】 作業希望週　</text:span><text:span text:style-name="T3">2019.8.5(</text:span><text:span text:style-name="T6">月</text:span><text:span text:style-name="T3">) ~ 2019.8.11(</text:span><text:span text:style-name="T6">日</text:span><text:span text:style-name="T3">)</text:span></text:p>
      <text:p text:style-name="Text_20_body"><text:line-break/><text:bookmark text:name="docs-internal-guid-bb3dc362-7fff-0fcf-96eb-c859e2e5f40f1"/><text:span text:style-name="T7">---------------------------------------------------------------------- [20190810_163115]</text:span></text:p>
      <text:p text:style-name="P2">お疲れ様です。</text:p>
      <text:p text:style-name="P2">来週の作業希望日の連絡です。</text:p>
      <text:p text:style-name="P2">よろしくお願いします。</text:p>
      <text:p text:style-name="P4">岩淵</text:p>
      <text:p text:style-name="P5"><text:span text:style-name="T1">========== </text:span><text:span text:style-name="T4">記 </text:span><text:span text:style-name="T1">==========</text:span></text:p>
      <text:p text:style-name="P3">１．作業希望日 （週１日希望　金曜、または、土曜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8/12（月）</text:p>
          </table:table-cell>
          <table:table-cell table:style-name="表2.A1" office:value-type="string">
            <text:p text:style-name="Table_20_Contents">8/13（<text:span text:style-name="T8">火）</text:span></text:p>
          </table:table-cell>
          <table:table-cell table:style-name="表2.A1" office:value-type="string">
            <text:p text:style-name="Table_20_Contents">8/14（水）</text:p>
          </table:table-cell>
          <table:table-cell table:style-name="表2.A1" office:value-type="string">
            <text:p text:style-name="Table_20_Contents">8/15（木）</text:p>
          </table:table-cell>
          <table:table-cell table:style-name="表2.A1" office:value-type="string">
            <text:p text:style-name="Table_20_Contents">8/16（金）</text:p>
          </table:table-cell>
          <table:table-cell table:style-name="表2.A1" office:value-type="string">
            <text:p text:style-name="Table_20_Contents">8/17（土）</text:p>
          </table:table-cell>
          <table:table-cell table:style-name="表2.G1" office:value-type="string">
            <text:p text:style-name="Table_20_Contents">8/18（日）</text:p>
          </table:table-cell>
        </table:table-row>
        <table:table-row>
          <table:table-cell table:style-name="表2.A2" office:value-type="string">
            <text:p text:style-name="P12">-</text:p>
          </table:table-cell>
          <table:table-cell table:style-name="表2.A2" office:value-type="string">
            <text:p text:style-name="P12">-</text:p>
          </table:table-cell>
          <table:table-cell table:style-name="表2.A2" office:value-type="string">
            <text:p text:style-name="P12">-</text:p>
          </table:table-cell>
          <table:table-cell table:style-name="表2.A2" office:value-type="string">
            <text:p text:style-name="P12">-</text:p>
          </table:table-cell>
          <table:table-cell table:style-name="表2.A2" office:value-type="string">
            <text:p text:style-name="P11">○</text:p>
          </table:table-cell>
          <table:table-cell table:style-name="表2.A2" office:value-type="string">
            <text:p text:style-name="P11">○</text:p>
          </table:table-cell>
          <table:table-cell table:style-name="表2.G2" office:value-type="string">
            <text:p text:style-name="P12">-</text:p>
          </table:table-cell>
        </table:table-row>
      </table:table>
      <text:p text:style-name="Text_20_body">・お盆の時期、仕事薄いかと、予期しております。 </text:p>
      <text:p text:style-name="P9"/>
      <text:p text:style-name="P9">------------------------------------------------------------------------</text:p>
      <text:p text:style-name="P10"><text:soft-page-break/><text:span text:style-name="T6">【作業員　岩淵謙 </text:span><text:span text:style-name="T3">/ </text:span><text:span text:style-name="T6">作業日希望連絡】 作業希望週　</text:span><text:span text:style-name="T3">2019.8.12(</text:span><text:span text:style-name="T6">月</text:span><text:span text:style-name="T3">) ~ 2019.8.18(</text:span><text:span text:style-name="T6">日</text:span><text:span text:style-name="T3">)</text:span></text:p>
      <text:p text:style-name="Standard"><text:span text:style-name="T7">---------------------------------------------------------------------- [20190816_124320]</text:span></text:p>
      <text:p text:style-name="P2">お疲れ様です。</text:p>
      <text:p text:style-name="P2">来週の作業希望日の連絡です。</text:p>
      <text:p text:style-name="P18">また、知り合いの人の手伝いをしようと思い、変則な希望日です。</text:p>
      <text:p text:style-name="P18">どうもすみません。</text:p>
      <text:p text:style-name="P2">よろしくお願いします。</text:p>
      <text:p text:style-name="P4">岩淵</text:p>
      <text:p text:style-name="P5"><text:span text:style-name="T1">========== </text:span><text:span text:style-name="T4">記 </text:span><text:span text:style-name="T1">==========</text:span></text:p>
      <text:p text:style-name="P3">１．作業希望日 （週１日<text:span text:style-name="T8">、8/20火曜を</text:span>希望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8/19（月）</text:p>
          </table:table-cell>
          <table:table-cell table:style-name="表3.A1" office:value-type="string">
            <text:p text:style-name="Table_20_Contents">8/20（<text:span text:style-name="T8">火）</text:span></text:p>
          </table:table-cell>
          <table:table-cell table:style-name="表3.A1" office:value-type="string">
            <text:p text:style-name="Table_20_Contents">8/21（水）</text:p>
          </table:table-cell>
          <table:table-cell table:style-name="表3.A1" office:value-type="string">
            <text:p text:style-name="Table_20_Contents">8/22（木）</text:p>
          </table:table-cell>
          <table:table-cell table:style-name="表3.A1" office:value-type="string">
            <text:p text:style-name="Table_20_Contents">8/23（金）</text:p>
          </table:table-cell>
          <table:table-cell table:style-name="表3.A1" office:value-type="string">
            <text:p text:style-name="Table_20_Contents">8/24（土）</text:p>
          </table:table-cell>
          <table:table-cell table:style-name="表3.G1" office:value-type="string">
            <text:p text:style-name="Table_20_Contents">8/25（日）</text:p>
          </table:table-cell>
        </table:table-row>
        <table:table-row>
          <table:table-cell table:style-name="表3.A2" office:value-type="string">
            <text:p text:style-name="P12">-</text:p>
          </table:table-cell>
          <table:table-cell table:style-name="表3.A2" office:value-type="string">
            <text:p text:style-name="P11">○</text:p>
          </table:table-cell>
          <table:table-cell table:style-name="表3.A2" office:value-type="string">
            <text:p text:style-name="P12">-</text:p>
          </table:table-cell>
          <table:table-cell table:style-name="表3.A2" office:value-type="string">
            <text:p text:style-name="P12">-</text:p>
          </table:table-cell>
          <table:table-cell table:style-name="表3.A2" office:value-type="string">
            <text:p text:style-name="P11">-</text:p>
          </table:table-cell>
          <table:table-cell table:style-name="表3.A2" office:value-type="string">
            <text:p text:style-name="P11">-</text:p>
          </table:table-cell>
          <table:table-cell table:style-name="表3.G2" office:value-type="string">
            <text:p text:style-name="P12">-</text:p>
          </table:table-cell>
        </table:table-row>
      </table:table>
      <text:p text:style-name="Text_20_body"/>
      <text:p text:style-name="P9">------------------------------------------------------------------------</text:p>
      <text:p text:style-name="P10"><text:span text:style-name="T6">【作業員　岩淵謙 </text:span><text:span text:style-name="T3">/ </text:span><text:span text:style-name="T6">作業日希望連絡】 作業希望週　</text:span><text:span text:style-name="T3">2019.8.19(</text:span><text:span text:style-name="T6">月</text:span><text:span text:style-name="T3">) ~ 2019.8.25(</text:span><text:span text:style-name="T6">日</text:span><text:span text:style-name="T3">)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30:46.15</meta:creation-date>
    <dc:date>2019-08-16T12:52:54.33</dc:date>
    <dc:creator>iwabuchi ken</dc:creator>
    <meta:editing-duration>PT15M52S</meta:editing-duration>
    <meta:editing-cycles>4</meta:editing-cycles>
    <meta:generator>OpenOffice/4.1.3$Win32 OpenOffice.org_project/413m1$Build-9783</meta:generator>
    <meta:document-statistic meta:table-count="3" meta:image-count="0" meta:object-count="0" meta:page-count="2" meta:paragraph-count="73" meta:word-count="462" meta:character-count="1138"/>
  </office:meta>
</office:document-meta>
</file>